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646c1"/>
    </style:style>
    <style:style style:name="P2" style:family="paragraph" style:parent-style-name="Standard">
      <style:text-properties officeooo:paragraph-rsid="00175c23"/>
    </style:style>
    <style:style style:name="P3" style:family="paragraph" style:parent-style-name="Standard">
      <style:text-properties style:font-name="Times New Roman" fo:font-size="16pt" officeooo:rsid="0014ee1e" officeooo:paragraph-rsid="0014ee1e" style:font-size-asian="16pt" style:font-size-complex="16pt"/>
    </style:style>
    <style:style style:name="T1" style:family="text">
      <style:text-properties style:text-position="0% 100%" style:font-name="Times New Roman" fo:font-size="16pt" fo:font-weight="normal" officeooo:rsid="0014ee1e" style:font-size-asian="16pt" style:font-weight-asian="normal" style:font-size-complex="16pt" style:font-weight-complex="normal"/>
    </style:style>
    <style:style style:name="T2" style:family="text">
      <style:text-properties style:text-position="0% 100%" style:font-name="Times New Roman" fo:font-size="16pt" fo:font-style="italic" fo:font-weight="normal" officeooo:rsid="0014ee1e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style:font-name="Times New Roman" fo:font-size="16pt" style:font-size-asian="16pt" style:font-size-complex="16pt"/>
    </style:style>
    <style:style style:name="T4" style:family="text">
      <style:text-properties style:font-name="Times New Roman" fo:font-size="16pt" officeooo:rsid="0014ee1e" style:font-size-asian="16pt" style:font-size-complex="16pt"/>
    </style:style>
    <style:style style:name="T5" style:family="text">
      <style:text-properties style:font-name="Times New Roman" fo:font-size="16pt" officeooo:rsid="001646c1" style:font-size-asian="16pt" style:font-size-complex="16pt"/>
    </style:style>
    <style:style style:name="T6" style:family="text">
      <style:text-properties style:font-name="Times New Roman" fo:font-size="16pt" fo:font-style="italic" officeooo:rsid="0014ee1e" style:font-size-asian="16pt" style:font-style-asian="italic" style:font-size-complex="16pt" style:font-style-complex="italic"/>
    </style:style>
    <style:style style:name="T7" style:family="text">
      <style:text-properties style:font-name="Times New Roman" fo:font-size="16pt" fo:font-style="normal" officeooo:rsid="0014ee1e" style:font-size-asian="16pt" style:font-style-asian="normal" style:font-size-complex="16pt" style:font-style-complex="normal"/>
    </style:style>
    <style:style style:name="T8" style:family="text">
      <style:text-properties style:font-name="Times New Roman" fo:font-size="16pt" fo:font-style="normal" officeooo:rsid="001646c1" style:font-size-asian="16pt" style:font-style-asian="normal" style:font-size-complex="16pt" style:font-style-complex="normal"/>
    </style:style>
    <style:style style:name="T9" style:family="text">
      <style:text-properties style:font-name="Times New Roman" fo:font-size="16pt" fo:font-style="normal" officeooo:rsid="00173de7" style:font-size-asian="16pt" style:font-style-asian="normal" style:font-size-complex="16pt" style:font-style-complex="normal"/>
    </style:style>
    <style:style style:name="T10" style:family="text">
      <style:text-properties style:font-name="Times New Roman" fo:font-size="16pt" fo:font-style="normal" officeooo:rsid="00175c23" style:font-size-asian="16pt" style:font-style-asian="normal" style:font-size-complex="16pt" style:font-style-complex="normal"/>
    </style:style>
    <style:style style:name="T11" style:family="text">
      <style:text-properties style:text-position="super 58%" style:font-name="Times New Roman" fo:font-size="16pt" officeooo:rsid="0014ee1e" style:font-size-asian="16pt" style:font-size-complex="16pt"/>
    </style:style>
    <style:style style:name="T12" style:family="text">
      <style:text-properties style:text-position="super 58%" style:font-name="Times New Roman" fo:font-size="16pt" fo:font-style="normal" officeooo:rsid="0014ee1e" style:font-size-asian="16pt" style:font-style-asian="normal" style:font-size-complex="16pt" style:font-style-complex="normal"/>
    </style:style>
    <style:style style:name="T13" style:family="text">
      <style:text-properties style:text-position="sub 58%" style:font-name="Times New Roman" fo:font-size="16pt" officeooo:rsid="0014ee1e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f we know that in the case f(</text:span><text:span text:style-name="T2">n</text:span><text:span text:style-name="T1">) </text:span><text:span text:style-name="T3">≥ </text:span><text:span text:style-name="T4">log</text:span><text:span text:style-name="T6">n</text:span><text:span text:style-name="T4"> the Savitch’s theorem holds, the problem in NSPACE((log</text:span><text:span text:style-name="T6">n</text:span><text:span text:style-name="T4">)</text:span><text:span text:style-name="T11">2</text:span><text:span text:style-name="T4">) might be reduced to DSPACE(((log</text:span><text:span text:style-name="T6">n</text:span><text:span text:style-name="T4">)</text:span><text:span text:style-name="T11">2</text:span><text:span text:style-name="T4">)</text:span><text:span text:style-name="T11">2</text:span><text:span text:style-name="T4">) =DSPACE((log</text:span><text:span text:style-name="T6">n</text:span><text:span text:style-name="T4">)</text:span><text:span text:style-name="T11">4</text:span><text:span text:style-name="T4">) problem, </text:span><text:span text:style-name="T5">since the log</text:span><text:span text:style-name="T6">n</text:span><text:span text:style-name="T7"> </text:span><text:span text:style-name="T8">≥</text:span><text:span text:style-name="T9"> 0 when </text:span><text:span text:style-name="T6">n</text:span><text:span text:style-name="T7"> &gt; </text:span><text:span text:style-name="T9">0, </text:span><text:span text:style-name="T10">so </text:span><text:span text:style-name="T7">(log</text:span><text:span text:style-name="T6">n</text:span><text:span text:style-name="T7">)</text:span><text:span text:style-name="T12">2</text:span><text:span text:style-name="T10"> </text:span><text:span text:style-name="T8">≥</text:span><text:span text:style-name="T9"> </text:span><text:span text:style-name="T8">log</text:span><text:span text:style-name="T6">n</text:span><text:span text:style-name="T7"> </text:span><text:span text:style-name="T9">.</text:span><text:span text:style-name="T4"> In other words,</text:span></text:p>
      <text:p text:style-name="P3"/>
      <text:p text:style-name="P1"><text:span text:style-name="T4">NSPACE((log</text:span><text:span text:style-name="T6">n</text:span><text:span text:style-name="T4">)</text:span><text:span text:style-name="T11">2</text:span><text:span text:style-name="T4">) ≤</text:span><text:span text:style-name="T13">L</text:span><text:span text:style-name="T4"> DSPACE((log</text:span><text:span text:style-name="T6">n</text:span><text:span text:style-name="T4">)</text:span><text:span text:style-name="T11">4</text:span><text:span text:style-name="T4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1-25T20:23:32.620000000</dc:date>
    <meta:editing-duration>PT1H35M3S</meta:editing-duration>
    <meta:editing-cycles>18</meta:editing-cycles>
    <meta:document-statistic meta:table-count="0" meta:image-count="0" meta:object-count="0" meta:page-count="1" meta:paragraph-count="2" meta:word-count="45" meta:character-count="265" meta:non-whitespace-character-count="222"/>
  </office:meta>
</office:document-meta>
</file>